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0.5pt" style:font-weight-asian="bold" style:font-size-complex="12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4</text:p>
      <text:p text:style-name="P1"/>
      <text:p text:style-name="P1"/>
      <text:p text:style-name="P1"/>
      <text:p text:style-name="P1"/>
      <text:p text:style-name="P4">Backlog :</text:p>
      <text:p text:style-name="P2"><text:tab/>- écriture des fonctionnalités :</text:p>
      <text:list xml:id="list30597113" text:style-name="L1">
        <text:list-item>
          <text:list>
            <text:list-item>
              <text:list>
                <text:list-item>
                  <text:p text:style-name="P3">géolocalisation</text:p>
                </text:list-item>
                <text:list-item>
                  <text:p text:style-name="P3">itinéraire vers une station</text:p>
                </text:list-item>
                <text:list-item>
                  <text:p text:style-name="P3">itinéraire le plus rapide possible</text:p>
                </text:list-item>
                <text:list-item>
                  <text:p text:style-name="P3">itinéraire le plus facile possible</text:p>
                </text:list-item>
                <text:list-item>
                  <text:p text:style-name="P3">itinéraire personnalisé</text:p>
                </text:list-item>
              </text:list>
            </text:list-item>
          </text:list>
        </text:list-item>
      </text:list>
      <text:p text:style-name="P2"/>
      <text:p text:style-name="P2"><text:tab/>- </text:p>
      <text:p text:style-name="P4"/>
      <text:p text:style-name="P4">Estimations et affectations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7T10:43:35.16</meta:creation-date>
    <dc:date>2012-04-27T11:22:12.45</dc:date>
    <meta:editing-duration>PT35M45S</meta:editing-duration>
    <meta:editing-cycles>2</meta:editing-cycles>
    <meta:generator>LibreOffice/3.5$Windows_x86 LibreOffice_project/281b639-6baa1d3-ef66a77-d866f25-f36d45f</meta:generator>
    <meta:document-statistic meta:table-count="0" meta:image-count="0" meta:object-count="0" meta:page-count="1" meta:paragraph-count="10" meta:word-count="36" meta:character-count="220" meta:non-whitespace-character-count="196"/>
  </office:meta>
</office:document-meta>
</file>